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R</mi>
      </mstyle>
      <mrow>
        <mspace width="2em"/>
        <mo stretchy="false">=</mo>
        <mspace width="2em"/>
      </mrow>
      <mfrac>
        <mn>1</mn>
        <mi>M</mi>
      </mfrac>
      <mspace width="0.5em"/>
      <mrow>
        <munderover>
          <mo stretchy="false">∑</mo>
          <mrow>
            <mi>i</mi>
            <mrow>
              <mspace width="0.5em"/>
              <mo stretchy="false">=</mo>
              <mspace width="0.5em"/>
            </mrow>
            <mn>1</mn>
          </mrow>
          <mi>n</mi>
        </munderover>
        <mspace width="0.5em"/>
      </mrow>
      <msub>
        <mi>m</mi>
        <mi>i</mi>
      </msub>
      <msub>
        <mstyle mathvariant="bold">
          <mi>r</mi>
        </mstyle>
        <mi>i</mi>
      </msub>
      <mrow>
        <mspace width="6em"/>
        <mo stretchy="false">∣</mo>
        <mspace width="2em"/>
      </mrow>
      <mtext>mit</mtext>
      <mspace width="2em"/>
      <mi>M</mi>
      <mrow>
        <mspace width="2em"/>
        <mo stretchy="false">=</mo>
        <mspace width="2em"/>
      </mrow>
      <mrow>
        <munderover>
          <mo stretchy="false">∑</mo>
          <mrow>
            <mi>i</mi>
            <mrow>
              <mspace width="0.5em"/>
              <mo stretchy="false">=</mo>
              <mspace width="0.5em"/>
            </mrow>
            <mn>1</mn>
          </mrow>
          <mi>n</mi>
        </munderover>
        <mspace width="0.5em"/>
      </mrow>
      <msub>
        <mi>m</mi>
        <mi>i</mi>
      </msub>
    </mrow>
    <annotation encoding="StarMath 5.0">bold R ~=~ 1 over M ` sum from { i `=` 1 } to n ` m _i { bold r } _i 
~~~ divides ~ "mit" ~ M ~=~ sum from { i `=` 1 } to n ` m 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5:36:15.688000000</meta:creation-date>
    <dc:date>2015-03-05T15:37:33.090000000</dc:date>
    <meta:editing-duration>PT1M17S</meta:editing-duration>
    <meta:editing-cycles>1</meta:editing-cycles>
    <meta:generator>LibreOffice/4.3.4.1$Windows_x86 LibreOffice_project/bc356b2f991740509f321d70e4512a6a54c5f243</meta:generator>
  </office:meta>
</office:document-meta>
</file>